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font-size="10pt" fo:language="en" fo:country="GB" style:font-size-asian="10pt" style:font-size-complex="10pt"/>
    </style:style>
    <style:style style:name="P3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style:font-size-asian="10pt" style:font-size-complex="10pt"/>
    </style:style>
    <style:style style:name="P4" style:family="paragraph" style:parent-style-name="Standard">
      <style:paragraph-properties fo:margin-top="0cm" fo:margin-bottom="0.423cm"/>
      <style:text-properties fo:language="en" fo:country="GB"/>
    </style:style>
    <style:style style:name="P5" style:family="paragraph" style:parent-style-name="Heading_20_2">
      <style:text-properties fo:language="en" fo:country="GB"/>
    </style:style>
    <style:style style:name="P6" style:family="paragraph" style:parent-style-name="Heading_20_1">
      <style:text-properties fo:language="en" fo:country="GB"/>
    </style:style>
    <style:style style:name="P7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etaclass init method</text:h>
      <text:p text:style-name="Standard"><text:a xlink:type="simple" xlink:href="http://sourceforge.net/mailarchive/forum.php?thread_name=013a01c6470c%24f3ec5810%247207a8c0%40msdog&amp;forum_name=oorexx-devel"><text:span text:style-name="Internet_20_link"><text:span text:style-name="T1">http://sourceforge.net/mailarchive/forum.php?thread_name=013a01c6470c%24f3ec5810%247207a8c0%40msdog&amp;forum_name=oorexx-devel</text:span></text:span></text:a></text:p>
      <text:p text:style-name="P1"> </text:p>
      <text:p text:style-name="P2">From: Geoff &lt;ou0014@0x...&gt; - 2006-03-14 02:12</text:p>
      <text:p text:style-name="P4">Hi there,<text:line-break/><text:line-break/>I was enjoyably exploring the OO features of the interpreter when I came <text:line-break/>across this oddity.<text:line-break/><text:line-break/>When I run this program<text:line-break/><text:line-break/>/* test.rex */<text:line-break/>parse version v<text:line-break/>say v<text:line-break/><text:line-break/>-- the metaclass<text:line-break/>::class meta subclass class<text:line-break/><text:line-break/>::method init<text:line-break/>say 'meta init'<text:line-break/>.message~new(self, .array~of(INIT,super), a, arg(1,A))~send<text:line-break/><text:line-break/>-- the metaclass user<text:line-break/>::class test public subclass object metaclass meta<text:line-break/><text:line-break/>-- also insert a class method here<text:line-break/>::method init class<text:line-break/>say 'test class init'<text:line-break/>.message~new(self, .array~of(INIT,super), a, arg(1,A))~send<text:line-break/><text:line-break/>-- a jumble of inheritance<text:line-break/>::class sub public subclass test<text:line-break/>::class sub2 public subclass sub<text:line-break/>::class sub3 public subclass sub<text:line-break/>::class sub4 public subclass sub3<text:line-break/><text:line-break/>I get this output:<text:line-break/><text:line-break/>C:\exlibris\rexx\&gt;rexx test<text:line-break/>meta init<text:line-break/>test class init<text:line-break/>meta init<text:line-break/>meta init<text:line-break/>test class init<text:line-break/>meta init<text:line-break/>meta init<text:line-break/>test class init<text:line-break/>meta init<text:line-break/><text:soft-page-break/>meta init<text:line-break/>test class init<text:line-break/>meta init<text:line-break/>meta init<text:line-break/>test class init<text:line-break/>meta init<text:line-break/>REXX-ooRexx_3.0(MT) 6.00 24 Mar 2005<text:line-break/><text:line-break/>I can understand the number of times the test::init class method runs. But <text:line-break/>why does meta::init class method run twice as often?</text:p>
      <text:h text:style-name="P5" text:outline-level="2">RE: metaclass init method</text:h>
      <text:p text:style-name="P2">From: Moritz Hoffmann &lt;morits@gm...&gt; - 2006-03-14 11:35</text:p>
      <text:p text:style-name="P4">Geoff wrote:<text:line-break/>&gt; Hi there,<text:line-break/>&gt; I was enjoyably exploring the OO features of the interpreter when I came <text:line-break/>&gt; across this oddity. When I run this program<text:line-break/>[...]<text:line-break/>&gt; I can understand the number of times the test::init class method runs. <text:line-break/>&gt; But why does meta::init class method run twice as often?<text:line-break/>The init method of the class meta is called once by the interpreter to <text:line-break/>initialize the class. After that the init method of the class test is <text:line-break/>started, which sends the init message to the meta class.<text:line-break/>The following modified script better shows the behaviour:<text:line-break/>/* test.rex */<text:line-break/>parse version v<text:line-break/>say v<text:line-break/>-- the metaclass<text:line-break/>::class meta subclass class<text:line-break/>::method init -- called twice, 1) by interpreter, 2) by class test~init<text:line-break/>say 'meta init'<text:line-break/><text:line-break/>-- the metaclass user<text:line-break/>::class test public subclass object metaclass meta<text:line-break/>::method init class<text:line-break/>say 'test class init'<text:line-break/>-- .message~new(self, .array~of(INIT,super), a, arg(1,A))~send<text:line-break/><text:line-break/>Uncommant the last line to see where the double initialization came from.<text:line-break/>Here is the output I got:<text:line-break/>J:\TEMP&gt;test.cmd<text:line-break/>meta init<text:line-break/>test class init<text:line-break/>meta init /* this will only appear if the last line is uncommented */<text:line-break/>OBJREXX 6.00 18 May 1999<text:line-break/></text:p>
      <text:h text:style-name="P6" text:outline-level="1">Runtime class instanciation</text:h>
      <text:h text:style-name="P5" text:outline-level="2">David Ashley</text:h>
      <text:p text:style-name="P3">All I have this as a method in a class</text:p>
      <text:p text:style-name="P3"> </text:p>
      <text:p text:style-name="P3">::method create_event_obj</text:p>
      <text:p text:style-name="P3">use strict arg clsname</text:p>
      <text:p text:style-name="P3">The argument I pass to it is a class name (with a leading period). But it</text:p>
      <text:p text:style-name="P3">does not return an object. Any ideas how to make this work?</text:p>
      <text:p text:style-name="P3"> </text:p>
      <text:p text:style-name="P3">The problem I am trying to solve here is that I want to create an object</text:p>
      <text:p text:style-name="P3">from a many level class hiearchy, but I don't know until run time what</text:p>
      <text:p text:style-name="P3">level I will need.</text:p>
      <text:p text:style-name="P3"> </text:p>
      <text:h text:style-name="P5" text:outline-level="2">Brandon Cherry</text:h>
      <text:p text:style-name="P3">forward to (clsname) message 'new' array ()</text:p>
      <text:p text:style-name="P3"> </text:p>
      <text:p text:style-name="P3">Alternatively, doesn't this work:</text:p>
      <text:p text:style-name="P3">return clsname~new()</text:p>
      <text:h text:style-name="P5" text:outline-level="2">Rick</text:h>
      <text:p text:style-name="P3">Neither one of these will work.  Using 3.2.0, you can use</text:p>
      <text:p text:style-name="P3"> </text:p>
      <text:p text:style-name="P3">(value(name))~new</text:p>
      <text:p text:style-name="P3"> </text:p>
      <text:p text:style-name="P3">or, if using 4.0 (which I believe is the case for you), pass the class</text:p>
      <text:p text:style-name="P3">name without the dot, and do this:</text:p>
      <text:p text:style-name="P3"> </text:p>
      <text:p text:style-name="P3">.context~package~findclass(name)~new</text:p>
      <text:p text:style-name="P1"> </text:p>
      <text:h text:style-name="P6" text:outline-level="1">Using String as Symbol</text:h>
      <text:p text:style-name="Standard"><text:a xlink:type="simple" xlink:href="http://sourceforge.net/mailarchive/message.php?msg_name=48D82092.2010904%40well.com"><text:span text:style-name="Internet_20_link"><text:span text:style-name="T1">http://sourceforge.net/mailarchive/message.php?msg_name=48D82092.2010904%40well.com</text:span></text:span></text:a></text:p>
      <text:p text:style-name="P1"> </text:p>
      <text:p text:style-name="P1">I want to call a class method using a string, something like:<text:line-break/><text:line-break/>.(some_expression)~new(arg, arg ..)<text:line-break/><text:line-break/>e.g.<text:line-break/><text:line-break/>.(my_instance~my_attribute())~new(...)<text:line-break/><text:line-break/>How to use a string an environment/classname symbol?<text:line-break/><text:line-break/>-- <text:line-break/>Jack J. Woehr</text:p>
      <text:p text:style-name="P1"> </text:p>
      <text:p text:style-name="Standard"><text:a xlink:type="simple" xlink:href="http://sourceforge.net/mailarchive/message.php?msg_name=33bd05330809221627y33974624s1c9e323a2ce7fb3b%40mail.gmail.com"><text:span text:style-name="Internet_20_link"><text:span text:style-name="T1">http://sourceforge.net/mailarchive/message.php?msg_name=33bd05330809221627y33974624s1c9e323a2ce7fb3b%40mail.gmail.com</text:span></text:span></text:a></text:p>
      <text:p text:style-name="P1"> </text:p>
      <text:p text:style-name="P1">There are a couple of ways. You can use a message object to do a<text:line-break/>dynamic invocation. the forward instruction can also be used:<text:line-break/><text:line-break/>forward to(object) message(some expression) array(arg, arg, arg,...)<text:line-break/><text:line-break/>Rick</text:p>
      <text:h text:style-name="P6" text:outline-level="1">.method behaviour</text:h>
      <text:p text:style-name="Standard"><text:a xlink:type="simple" xlink:href="http://sourceforge.net/mailarchive/message.php?msg_name=487D1618.102%40gmail.com"><text:span text:style-name="Internet_20_link"><text:span text:style-name="T1">http://sourceforge.net/mailarchive/message.php?msg_name=487D1618.102%40gmail.com</text:span></text:span></text:a></text:p>
      <text:p text:style-name="P1"> </text:p>
      <text:p text:style-name="P1">Hi,<text:line-break/>did the behaviour of the mthod class change recently? A while ago one <text:line-break/>could create instances of this class, supplying a name and a source <text:line-break/>array. To actually run the code one needed to invoke run with arguments, <text:line-break/>prior to this the could would not be executed.<text:line-break/>This is essential to be able to set a security manager before executing <text:line-break/>the source.<text:line-break/><text:line-break/>Now (current trunk) this mechanism does not work anymore, instead the <text:line-break/>code is executed when creating the method.<text:line-break/><text:line-break/>Which is the correct behaviour?<text:line-break/><text:line-break/>Moritz</text:p>
      <text:p text:style-name="P1"> </text:p>
      <text:p text:style-name="Standard"><text:a xlink:type="simple" xlink:href="http://sourceforge.net/mailarchive/message.php?msg_name=33bd05330807151454s1aa984e0kfe18e180736d067a%40mail.gmail.com"><text:span text:style-name="Internet_20_link"><text:span text:style-name="T1">http://sourceforge.net/mailarchive/message.php?msg_name=33bd05330807151454s1aa984e0kfe18e180736d067a%40mail.gmail.com</text:span></text:span></text:a></text:p>
      <text:p text:style-name="P1"> </text:p>
      <text:p text:style-name="P1">A lot of code has been rewritten, so it's possible that something<text:line-break/>unintentional got introduced. Please post a test case showing the<text:line-break/>problem, but I suspect I know what's happening. There was a problem<text:line-break/>in prior releases where Method objects were used as class Methods,<text:line-break/>toplevel programs, and routines. In the latter two cases, the<text:line-break/>directives would be processed the first time the code was called, but<text:line-break/>when used as a method, it would not (Rony opened a problem about<text:line-break/>this). In 4.0, the uses have been decoupled. Toplevel programs and<text:line-break/>routines are instances of .routine, and methods are instances of<text:line-break/>.methods. As part of this, the processing of the directives was keyed<text:line-break/>to happen immediately, which is what you're likely seeing.<text:line-break/><text:line-break/>I'm not terribly happy to see the security manager mechanism get<text:line-break/>overloaded into a class loading mechanism. I think what we really<text:line-break/>need is real designed-from the top classloading mechanism built into<text:line-break/>the the new program structure. I don't have a clear picture of how<text:line-break/>I'd like to implement this, but I believe part of this eventually<text:line-break/>needs to be adding optional security manager and classloader arguments<text:line-break/>to the NEW methods of Routine, Method and Package.<text:line-break/><text:line-break/>Rick</text:p>
      <text:h text:style-name="P6" text:outline-level="1">A little confused about super class</text:h>
      <text:h text:style-name="P5" text:outline-level="2">Mark</text:h>
      <text:p text:style-name="P1">I'm a little confused on which class exactly is the super class.  Take<text:line-break/>this class definition:<text:line-break/><text:line-break/>::class 'DialogControl' public inherit WindowBase WindowExtensions<text:line-break/><text:line-break/>In the native API, if I have a function that uses the pseudo arg<text:line-break/>SUPER, is the super class Object, or WindowBase?  I had been assuming<text:line-break/>Object, but realize I don't know for sure.</text:p>
      <text:h text:style-name="P5" text:outline-level="2">Rick</text:h>
      <text:p text:style-name="P1">The value of SUPER depends upon the context of the method you are in.<text:line-break/>If you're in a method defined by the DialogControl class, then super<text:line-break/>will be Object.  If you are in a method of one of the WindowBase<text:line-break/>classes, then Super will be the immediate superclass of the WindowBase<text:line-break/>clas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6:45:00</meta:creation-date>
    <dc:creator>JFaucher</dc:creator>
    <dc:date>2009-08-16T21:57:00</dc:date>
    <meta:editing-cycles>6</meta:editing-cycles>
    <meta:editing-duration>PT00H05M00S</meta:editing-duration>
    <meta:document-statistic meta:table-count="0" meta:image-count="0" meta:object-count="0" meta:page-count="6" meta:paragraph-count="57" meta:word-count="991" meta:character-count="6443"/>
    <meta:generator>OpenOffice.org/3.2$Win32 OpenOffice.org_project/320m18$Build-9502</meta:generator>
  </office:meta>
</office:document-meta>
</file>